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Lato" officeooo:rsid="0013a809" officeooo:paragraph-rsid="0013a809"/>
    </style:style>
    <style:style style:name="P2" style:family="paragraph" style:parent-style-name="Text_20_body" style:list-style-name="L17">
      <style:text-properties style:font-name="Lato" officeooo:rsid="0013a809" officeooo:paragraph-rsid="0013a809"/>
    </style:style>
    <style:style style:name="P3" style:family="paragraph" style:parent-style-name="Text_20_body" style:list-style-name="L17">
      <style:text-properties style:font-name="Lato"/>
    </style:style>
    <style:style style:name="P4" style:family="paragraph" style:parent-style-name="Text_20_body" style:list-style-name="L17">
      <style:paragraph-properties fo:margin-top="0in" fo:margin-bottom="0in" loext:contextual-spacing="false"/>
      <style:text-properties style:font-name="Lato"/>
    </style:style>
    <style:style style:name="P5" style:family="paragraph" style:parent-style-name="Text_20_body" style:list-style-name="L17">
      <style:paragraph-properties fo:margin-top="0in" fo:margin-bottom="0in" loext:contextual-spacing="false"/>
    </style:style>
    <style:style style:name="T1" style:family="text">
      <style:text-properties style:font-name="Lato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ck Wilburn</text:p>
      <text:p text:style-name="P1">Assignment 4</text:p>
      <text:p text:style-name="P1"/>
      <text:list xml:id="list4114067834" text:style-name="L17">
        <text:list-item>
          <text:p text:style-name="P2"><text:span text:style-name="Strong_20_Emphasis"><text:span text:style-name="T1">[1NF]</text:span></text:span><text:span text:style-name="T1"> Identify the primary key of the MOVIE_STAR table. You may assume that no two stars (or directors) have the same first &amp; last name, but you may </text:span><text:span text:style-name="Emphasis"><text:span text:style-name="T1">not</text:span></text:span><text:span text:style-name="T1"> assume that every movie has a different title (remakes, for example). You should also not assume that the database contains only one movie per year! </text:span></text:p>
        </text:list-item>
        <text:list-item>
          <text:p text:style-name="P5"><text:span text:style-name="T1">Identify all partial dependencies and write in </text:span><text:span text:style-name="Source_20_Text"><text:span text:style-name="T1">determinant → dependent</text:span></text:span><text:span text:style-name="T1"> form. </text:span></text:p>
        </text:list-item>
        <text:list-item>
          <text:p text:style-name="P5"><text:span text:style-name="T1">Identify all transitive dependencies and write in </text:span><text:span text:style-name="Source_20_Text"><text:span text:style-name="T1">determinant → dependent</text:span></text:span><text:span text:style-name="T1"> form. </text:span></text:p>
        </text:list-item>
        <text:list-item>
          <text:p text:style-name="P4">Draw a dependency diagram for this table (as in the book Figure 6.3). You need include only partial and transitive dependencies; dependencies on the primary key are implied. </text:p>
        </text:list-item>
        <text:list-item>
          <text:p text:style-name="P5"><text:span text:style-name="Strong_20_Emphasis"><text:span text:style-name="T1">[2NF]</text:span></text:span><text:span text:style-name="T1"> Put the database schema in second normal form. Specifically, write down a list of all the tables, what attribute each has, and clearly label primary and foreign keys. </text:span></text:p>
        </text:list-item>
        <text:list-item>
          <text:p text:style-name="P5"><text:span text:style-name="Strong_20_Emphasis"><text:span text:style-name="T1">[3NF]</text:span></text:span><text:span text:style-name="T1"> Put the database schema in third normal form. Again, write down a list of all tables, their attributes, and primary and foreign keys. </text:span></text:p>
        </text:list-item>
        <text:list-item>
          <text:p text:style-name="P4">Notice that some directors are also stars. Is there any redundancy in your 3NF design as a result? Explain. If there is, update your design to eliminate this redundancy. </text:p>
        </text:list-item>
        <text:list-item>
          <text:p text:style-name="P3">Use ERDPlus or similar to draw a relational schema for your final database design.</text:p>
        </text:list-item>
        <text:list-item>
          <text:p text:style-name="P3">Identify the primary key of the REGISTRATION table. </text:p>
        </text:list-item>
        <text:list-item>
          <text:p text:style-name="P5"><text:span text:style-name="Strong_20_Emphasis"><text:span text:style-name="T1">[1NF]</text:span></text:span><text:span text:style-name="T1"> The </text:span><text:span text:style-name="Source_20_Text"><text:span text:style-name="T1">CLS_FLAGS</text:span></text:span><text:span text:style-name="T1"> column is problematic. Why? Adjust the design of this schema to eliminate the issue. </text:span></text:p>
        </text:list-item>
        <text:list-item>
          <text:p text:style-name="P5"><text:span text:style-name="T1">Identify all partial dependencies and write in </text:span><text:span text:style-name="Source_20_Text"><text:span text:style-name="T1">determinant → dependent</text:span></text:span><text:span text:style-name="T1"> form. </text:span></text:p>
        </text:list-item>
        <text:list-item>
          <text:p text:style-name="P5"><text:span text:style-name="T1">Identify all transitive dependencies and write in </text:span><text:span text:style-name="Source_20_Text"><text:span text:style-name="T1">determinant → dependent</text:span></text:span><text:span text:style-name="T1"> form. </text:span></text:p>
        </text:list-item>
        <text:list-item>
          <text:p text:style-name="P4">Draw a dependency diagram for this table (as in the book Figure 6.3). You need include only partial and transitive dependencies; dependencies on the primary key are implied. </text:p>
        </text:list-item>
        <text:list-item>
          <text:p text:style-name="P5"><text:span text:style-name="Strong_20_Emphasis"><text:span text:style-name="T1">[2NF]</text:span></text:span><text:span text:style-name="T1"> Put the database schema in second normal form. Specifically, write down a list of all the tables, what attribute each has, and clearly label primary and foreign keys. </text:span></text:p>
        </text:list-item>
        <text:list-item>
          <text:p text:style-name="P5"><text:span text:style-name="Strong_20_Emphasis"><text:span text:style-name="T1">[3NF]</text:span></text:span><text:span text:style-name="T1"> Put the database schema in third normal form. Again, write down a list of all tables, their attributes, and primary and foreign keys. </text:span></text:p>
        </text:list-item>
        <text:list-item>
          <text:p text:style-name="P3">Use ERDPlus or similar to draw a relational schema for your new and improved database desig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55:51.091825780</meta:creation-date>
    <dc:date>2018-10-02T17:03:32.626339780</dc:date>
    <meta:editing-duration>PT3M5S</meta:editing-duration>
    <meta:editing-cycles>2</meta:editing-cycles>
    <meta:generator>LibreOffice/6.1.0.3$MacOSX_X86_64 LibreOffice_project/efb621ed25068d70781dc026f7e9c5187a4decd1</meta:generator>
    <meta:document-statistic meta:table-count="0" meta:image-count="0" meta:object-count="0" meta:page-count="1" meta:paragraph-count="18" meta:word-count="364" meta:character-count="2155" meta:non-whitespace-character-count="1811"/>
  </office:meta>
</office:document-meta>
</file>